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eb288" officeooo:paragraph-rsid="000eb288"/>
    </style:style>
    <style:style style:name="P2" style:family="paragraph" style:parent-style-name="Standard">
      <style:text-properties officeooo:rsid="000f74c9" officeooo:paragraph-rsid="000f74c9"/>
    </style:style>
    <style:style style:name="P3" style:family="paragraph" style:parent-style-name="Standard">
      <style:text-properties officeooo:rsid="00111494" officeooo:paragraph-rsid="00111494"/>
    </style:style>
    <style:style style:name="T1" style:family="text">
      <style:text-properties officeooo:rsid="00111494"/>
    </style:style>
    <style:style style:name="T2" style:family="text">
      <style:text-properties officeooo:rsid="00120e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0/31/2015</text:p>
      <text:p text:style-name="P1">Created initial layout in EAGLE <text:span text:style-name="T1">(saved image)</text:span></text:p>
      <text:p text:style-name="P1"/>
      <text:p text:style-name="P1">11/2/2015</text:p>
      <text:p text:style-name="P1">Unified voltages in circuit to +9V in all areas <text:span text:style-name="T1">(saved image)</text:span></text:p>
      <text:p text:style-name="P1">Incorporated 555 chip as a delay-before-on circuit</text:p>
      <text:p text:style-name="P2">Redid all wiring layout on board</text:p>
      <text:p text:style-name="P2"/>
      <text:p text:style-name="P3">11/3/2015</text:p>
      <text:p text:style-name="P3">Set up Git repository to manage fi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2T17:44:58.627000000</meta:creation-date>
    <dc:date>2015-11-03T17:58:34.221000000</dc:date>
    <meta:editing-duration>PT5M55S</meta:editing-duration>
    <meta:editing-cycles>3</meta:editing-cycles>
    <meta:generator>LibreOffice/4.4.3.2$Windows_x86 LibreOffice_project/88805f81e9fe61362df02b9941de8e38a9b5fd16</meta:generator>
    <meta:document-statistic meta:table-count="0" meta:image-count="0" meta:object-count="0" meta:page-count="1" meta:paragraph-count="8" meta:word-count="41" meta:character-count="253" meta:non-whitespace-character-count="220"/>
  </office:meta>
</office:document-meta>
</file>